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fb94" officeooo:paragraph-rsid="000efb94"/>
    </style:style>
    <style:style style:name="P2" style:family="paragraph" style:parent-style-name="Standard">
      <style:text-properties style:font-name="Arial Black" officeooo:rsid="000efb94" officeooo:paragraph-rsid="000efb94"/>
    </style:style>
    <style:style style:name="P3" style:family="paragraph" style:parent-style-name="Standard">
      <style:text-properties style:font-name="Arial Narrow" officeooo:rsid="000efb94" officeooo:paragraph-rsid="000efb94"/>
    </style:style>
    <style:style style:name="P4" style:family="paragraph" style:parent-style-name="Standard">
      <style:text-properties style:font-name="Arial Rounded MT Bold" officeooo:rsid="000efb94" officeooo:paragraph-rsid="000efb94"/>
    </style:style>
    <style:style style:name="T1" style:family="text">
      <style:text-properties officeooo:rsid="001547c8"/>
    </style:style>
    <style:style style:name="T2" style:family="text">
      <style:text-properties officeooo:rsid="00156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3" text:name="LTbc_FontChangesCount"/>
        <text:user-field-decl office:value-type="string" office:string-value="0" text:name="LTbc_AskEachChange"/>
        <text:user-field-decl office:value-type="string" office:string-value="1" text:name="LTbc_DisplayConverted"/>
        <text:user-field-decl office:value-type="string" office:string-value="2" text:name="LTbc_infile_count"/>
        <text:user-field-decl office:value-type="string" office:string-value="C:\OurDocs\computing\Office\OOLT\dev\bulk_conv\input file 1.odt" text:name="LTbc_infile00_path"/>
        <text:user-field-decl office:value-type="string" office:string-value="C:\OurDocs\computing\Office\OOLT\dev\bulk_conv\input file 2.odt" text:name="LTbc_infile01_path"/>
        <text:user-field-decl office:value-type="string" office:string-value="C:\OurDocs\computing\Office\OOLT\dev\bulk_conv" text:name="LTbc_OutputFolder"/>
        <text:user-field-decl office:value-type="string" office:string-value="Arial Black" text:name="LTbc_font000_fontNameFrom"/>
        <text:user-field-decl office:value-type="string" office:string-value="" text:name="LTbc_font000_fontNameTo"/>
        <text:user-field-decl office:value-type="string" office:string-value="" text:name="LTbc_font000_styleNameFrom"/>
        <text:user-field-decl office:value-type="string" office:string-value="" text:name="LTbc_font000_styleNameTo"/>
        <text:user-field-decl office:value-type="string" office:string-value="Western" text:name="LTbc_font000_fontType"/>
        <text:user-field-decl office:value-type="string" office:string-value="CustomFormatting" text:name="LTbc_font000_styleType"/>
        <text:user-field-decl office:value-type="string" office:string-value="capsTest.tec" text:name="LTbc_font000_convName"/>
        <text:user-field-decl office:value-type="string" office:string-value="1" text:name="LTbc_font000_forward"/>
        <text:user-field-decl office:value-type="string" office:string-value="0" text:name="LTbc_font000_normalize"/>
        <text:user-field-decl office:value-type="string" office:string-value="Arial Rounded MT Bold" text:name="LTbc_font001_fontNameFrom"/>
        <text:user-field-decl office:value-type="string" office:string-value="" text:name="LTbc_font001_fontNameTo"/>
        <text:user-field-decl office:value-type="string" office:string-value="" text:name="LTbc_font001_styleNameFrom"/>
        <text:user-field-decl office:value-type="string" office:string-value="" text:name="LTbc_font001_styleNameTo"/>
        <text:user-field-decl office:value-type="string" office:string-value="Western" text:name="LTbc_font001_fontType"/>
        <text:user-field-decl office:value-type="string" office:string-value="CustomFormatting" text:name="LTbc_font001_styleType"/>
        <text:user-field-decl office:value-type="string" office:string-value="capsTest.tec" text:name="LTbc_font001_convName"/>
        <text:user-field-decl office:value-type="string" office:string-value="0" text:name="LTbc_font001_forward"/>
        <text:user-field-decl office:value-type="string" office:string-value="0" text:name="LTbc_font001_normalize"/>
        <text:user-field-decl office:value-type="string" office:string-value="Times New Roman" text:name="LTbc_font002_fontNameFrom"/>
        <text:user-field-decl office:value-type="string" office:string-value="" text:name="LTbc_font002_fontNameTo"/>
        <text:user-field-decl office:value-type="string" office:string-value="" text:name="LTbc_font002_styleNameFrom"/>
        <text:user-field-decl office:value-type="string" office:string-value="" text:name="LTbc_font002_styleNameTo"/>
        <text:user-field-decl office:value-type="string" office:string-value="Western" text:name="LTbc_font002_fontType"/>
        <text:user-field-decl office:value-type="string" office:string-value="CustomFormatting" text:name="LTbc_font002_styleType"/>
        <text:user-field-decl office:value-type="string" office:string-value="capsTest.tec" text:name="LTbc_font002_convName"/>
        <text:user-field-decl office:value-type="string" office:string-value="1" text:name="LTbc_font002_forward"/>
        <text:user-field-decl office:value-type="string" office:string-value="0" text:name="LTbc_font002_normalize"/>
      </text:user-field-decls>
      <text:p text:style-name="P1">Howdy partner.</text:p>
      <text:p text:style-name="P2">This here's Sam Pete Willy Smith.</text:p>
      <text:p text:style-name="P3">This is the same person <text:span text:style-name="T2">what </text:span>wrote t<text:span text:style-name="T1">'</text:span>other document.</text:p>
      <text:p text:style-name="P4">Ok maybe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9:25:24.129000000</meta:creation-date>
    <dc:date>2015-12-29T02:35:36.293000000</dc:date>
    <meta:editing-duration>PT1H18M45S</meta:editing-duration>
    <meta:editing-cycles>8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4" meta:word-count="20" meta:character-count="112" meta:non-whitespace-character-count="96"/>
  </office:meta>
</office:document-meta>
</file>